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4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2"><text:span text:style-name="T2">Сравнение натуральных чисел: 1 - если первое больше, 0 - если числа равны, 2 – если второе больше.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2"><text:span text:style-name="T2">Вычитание из первого числа второго, если первое меньше, то вернуть натуральное 0.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2"><text:span text:style-name="T2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2"><text:span text:style-name="T2">Вычисление</text:span><text:span text:style-name="T2"> </text:span><text:span text:style-name="T2">первой</text:span><text:span text:style-name="T2"> </text:span><text:span text:style-name="T2">цифры</text:span><text:span text:style-name="T2"> </text:span><text:span text:style-name="T2">деления</text:span><text:span text:style-name="T2"> </text:span><text:span text:style-name="T2">большего</text:span><text:span text:style-name="T2"> </text:span><text:span text:style-name="T2">натурального</text:span><text:span text:style-name="T2"> </text:span><text:span text:style-name="T2">на</text:span><text:span text:style-name="T2"> </text:span><text:span text:style-name="T2">меньшее</text:span><text:span text:style-name="T2">, </text:span><text:span text:style-name="T2">домноженное</text:span><text:span text:style-name="T2"> </text:span><text:span text:style-name="T2">на</text:span><text:span text:style-name="T2"> 10^</text:span><text:span text:style-name="T2">k</text:span><text:span text:style-name="T2">, </text:span><text:span text:style-name="T2">где</text:span><text:span text:style-name="T2"> </text:span><text:span text:style-name="T2">k</text:span><text:span text:style-name="T2"> - </text:span><text:span text:style-name="T2">номер</text:span><text:span text:style-name="T2"> </text:span><text:span text:style-name="T2">позиции</text:span><text:span text:style-name="T2"> </text:span><text:span text:style-name="T2">этой</text:span><text:span text:style-name="T2"> </text:span><text:span text:style-name="T2">цифры</text:span><text:span text:style-name="T2"> (</text:span><text:span text:style-name="T2">номер</text:span><text:span text:style-name="T2"> </text:span><text:span text:style-name="T2">считается</text:span><text:span text:style-name="T2"> </text:span><text:span text:style-name="T2">с</text:span><text:span text:style-name="T2"> </text:span><text:span text:style-name="T2">нуля</text:span><text:span text:style-name="T2">)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P2"><text:span text:style-name="T2">Частное</text:span><text:span text:style-name="T2"> </text:span><text:span text:style-name="T2">от</text:span><text:span text:style-name="T2"> </text:span><text:span text:style-name="T2">деления</text:span><text:span text:style-name="T2"> </text:span><text:span text:style-name="T2">большего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меньшее</text:span><text:span text:style-name="T2"> </text:span><text:span text:style-name="T2">или</text:span><text:span text:style-name="T2"> </text:span><text:span text:style-name="T2">равное</text:span><text:span text:style-name="T2"> </text:span><text:span text:style-name="T2">натуральное</text:span><text:span text:style-name="T2"> </text:span><text:span text:style-name="T2">с</text:span><text:span text:style-name="T2"> </text:span><text:span text:style-name="T2">остатком</text:span><text:span text:style-name="T2"> (</text:span><text:span text:style-name="T2">делитель</text:span><text:span text:style-name="T2"> </text:span><text:span text:style-name="T2">отличен</text:span><text:span text:style-name="T2"> </text:span><text:span text:style-name="T2">от</text:span><text:span text:style-name="T2"> </text:span><text:span text:style-name="T2">нуля</text:span><text:span text:style-name="T2">)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4" office:value-type="string">
            <text:p text:style-name="P2">N-17</text:p>
          </table:table-cell>
          <table:table-cell table:style-name="Таблица1.A14" office:value-type="string">
            <text:p text:style-name="P2">Удаление натурального числа из <text:soft-page-break/>памяти</text:p>
          </table:table-cell>
          <table:table-cell table:style-name="Таблица1.A14" office:value-type="string">
            <text:p text:style-name="P2">DEL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  <table:table-row>
          <table:table-cell table:style-name="Таблица1.A14" office:value-type="string">
            <text:p text:style-name="P2">N-18</text:p>
          </table:table-cell>
          <table:table-cell table:style-name="Таблица1.A14" office:value-type="string">
            <text:p text:style-name="P2">Выделение памяти для натурального числа</text:p>
          </table:table-cell>
          <table:table-cell table:style-name="Таблица1.A14" office:value-type="string">
            <text:p text:style-name="P2">NEWN_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38</meta:editing-cycles>
    <dc:date>2014-09-21T14:30:18</dc:date>
    <meta:editing-duration>P1DT6H49M44S</meta:editing-duration>
    <meta:document-statistic meta:table-count="1" meta:image-count="0" meta:object-count="0" meta:page-count="3" meta:paragraph-count="139" meta:word-count="305" meta:character-count="2094" meta:non-whitespace-character-count="1922"/>
  </office:meta>
</office:document-meta>
</file>